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officeooo:rsid="000a868d" officeooo:paragraph-rsid="000a868d"/>
    </style:style>
    <style:style style:name="P3" style:family="paragraph" style:parent-style-name="Title">
      <style:text-properties fo:language="es" fo:country="ES" officeooo:rsid="000a868d" officeooo:paragraph-rsid="000a868d"/>
    </style:style>
    <style:style style:name="P4" style:family="paragraph" style:parent-style-name="Subtitle">
      <style:text-properties fo:font-size="16pt" fo:language="es" fo:country="ES" officeooo:rsid="000a868d" officeooo:paragraph-rsid="000a868d" style:font-size-asian="16pt" style:font-size-complex="16pt"/>
    </style:style>
    <style:style style:name="P5" style:family="paragraph" style:parent-style-name="Text_20_body">
      <style:text-properties style:font-name="Liberation Serif" fo:font-size="12pt" fo:language="es" fo:country="ES" fo:font-weight="normal" officeooo:rsid="000c3d4e" officeooo:paragraph-rsid="000c3d4e" style:font-size-asian="12pt" style:font-weight-asian="normal" style:font-size-complex="12pt" style:font-weight-complex="normal"/>
    </style:style>
    <style:style style:name="P6" style:family="paragraph">
      <loext:graphic-properties draw:fill="none" draw:fill-color="#ffffff"/>
    </style:style>
    <style:style style:name="T1" style:family="text">
      <style:text-properties fo:font-weight="normal" officeooo:rsid="000c3d4e" style:font-weight-asian="normal" style:font-weight-complex="normal"/>
    </style:style>
    <style:style style:name="T2" style:family="text">
      <style:text-properties fo:font-weight="bold" officeooo:rsid="000c3d4e" style:font-weight-asian="bold" style:font-weight-complex="bold"/>
    </style:style>
    <style:style style:name="T3" style:family="text">
      <style:text-properties style:font-name="Liberation Serif" fo:font-size="12pt" fo:font-weight="normal" style:font-size-asian="12pt" style:font-weight-asian="normal" style:font-size-complex="12pt" style:font-weight-complex="normal"/>
    </style:style>
    <style:style style:name="gr1" style:family="graphic">
      <style:graphic-properties draw:stroke="none" svg:stroke-color="#000000" draw:fill="none" draw:fill-color="#ffffff" fo:min-height="6.7189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moria práctica 1</text:p>
      <text:p text:style-name="P2"/>
      <text:p text:style-name="P4">Rodrigo Lardiés Guillén, Carlos Gómez-Lobo Hernaiz</text:p>
      <text:p text:style-name="P2"/>
      <text:p text:style-name="P1"><text:span text:style-name="T2">Ejercicio 3.</text:span><text:span text:style-name="T1"> a) </text:span><text:span text:style-name="T3">Analiza el texto que imprime el programa. ¿Se puede saber a priori en qué orden se imprimirá el texto ? ¿Por qué?</text:span></text:p>
      <text:p text:style-name="P5">No, al estar ejecutándose dos procesos en paralelo que mandan imprimir texto en la terminal en un espacio de tiempo muy pequeño, dependerá del planificador del sistema operativo cuál de los dos se ejecutará antes.</text:p>
      <text:p text:style-name="P5"/>
      <text:p text:style-name="P5"><draw:frame text:anchor-type="paragraph" draw:z-index="0" draw:name="Shape1" draw:style-name="gr1" draw:text-style-name="P6" svg:width="6.5213in" svg:height="6.7189in" svg:x="0.2528in" svg:y="0.0862in"><draw:text-box><text:p>#include &lt;stdio.h&gt;</text:p><text:p>#include &lt;stdlib.h&gt;</text:p><text:p>#include &lt;unistd.h&gt;</text:p><text:p>#include &lt;sys/types.h&gt;</text:p><text:p>#include &lt;sys/wait.h&gt;</text:p><text:p/><text:p>#define NUM_PROC 3</text:p><text:p/><text:p>int main(void)</text:p><text:p>{</text:p><text:p><text:tab/>pid_t pid;</text:p><text:p><text:tab/>int i;</text:p><text:p><text:tab/>for(i = 0; i &lt; NUM_PROC; i++)</text:p><text:p><text:tab/>{</text:p><text:p><text:tab/><text:tab/>pid = fork();</text:p><text:p><text:tab/><text:tab/>if(pid &lt; <text:s/>0)</text:p><text:p><text:tab/><text:tab/>{</text:p><text:p><text:tab/><text:tab/><text:tab/>printf("Error al emplear fork\n");</text:p><text:p><text:tab/><text:tab/><text:tab/>exit(EXIT_FAILURE);</text:p><text:p><text:tab/><text:tab/>}</text:p><text:p><text:tab/><text:tab/>else if(pid == <text:s/>0)</text:p><text:p><text:tab/><text:tab/>{</text:p><text:p><text:tab/><text:tab/><text:tab/>sleep(i);</text:p><text:p><text:tab/><text:tab/><text:tab/>printf("HIJO %d PADRE %d\n", getpid(), getppid());</text:p><text:p><text:tab/><text:tab/><text:tab/>exit(EXIT_SUCCESS);</text:p><text:p><text:tab/><text:tab/>}</text:p><text:p><text:tab/><text:tab/>else if(pid &gt; <text:s/>0)</text:p><text:p><text:tab/><text:tab/>{</text:p><text:p><text:tab/><text:tab/><text:tab/>printf("PADRE %d\n", i);</text:p><text:p><text:tab/><text:tab/><text:tab/>wait(NULL);</text:p><text:p><text:tab/><text:tab/>}</text:p><text:p><text:tab/>}</text:p><text:p><text:tab/>exit(EXIT_SUCCESS);</text:p><text:p>}</text:p></draw:text-box></draw:frame>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1:22:18.357513114</meta:creation-date>
    <dc:date>2019-02-11T02:28:22.592153016</dc:date>
    <meta:editing-duration>PT4M33S</meta:editing-duration>
    <meta:editing-cycles>2</meta:editing-cycles>
    <meta:generator>LibreOffice/6.0.7.3$Linux_X86_64 LibreOffice_project/00m0$Build-3</meta:generator>
    <meta:document-statistic meta:table-count="0" meta:image-count="0" meta:object-count="0" meta:page-count="1" meta:paragraph-count="5" meta:word-count="70" meta:character-count="413" meta:non-whitespace-character-count="347"/>
  </office:meta>
</office:document-meta>
</file>